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P2" style:family="paragraph" style:parent-style-name="Standard">
      <style:paragraph-properties fo:margin-top="0.1665in" fo:margin-bottom="0.0835in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Logbook</text:span></text:p>
      <text:p text:style-name="P2"><text:span text:style-name="T1">Timeline</text:span></text:p>
      <text:p text:style-name="P3">04/01/2016</text:p>
      <text:list text:style-name="L1">
        <text:list-item>
          <text:p text:style-name="P4">Découverte du framework (Équipe)</text:p>
        </text:list-item>
        <text:list-item>
          <text:p text:style-name="P4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4">Instanceof dans GameUniverseDefaultImpl.java (tentative) (Jérémy, Pierre)</text:p>
        </text:list-item>
        <text:list-item>
          <text:p text:style-name="P4">Création du journal de bord (Équipe)</text:p>
        </text:list-item>
      </text:list>
      <text:p text:style-name="P3"/>
      <text:p text:style-name="P3">05/01/2016</text:p>
      <text:list text:style-name="L1">
        <text:list-item>
          <text:p text:style-name="P4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4">Recherche icônes à utiliser pour notre jeu (Équipe)</text:p>
        </text:list-item>
        <text:list-item>
          <text:p text:style-name="P4">Début d’écriture du code pour la fenêtre graphique pour notre projet de jeu Bomberman (Charles, Kévin, Jérémy, Pierre)</text:p>
        </text:list-item>
        <text:list-item>
          <text:p text:style-name="P4">Finalisation fenêtre graphique pour notre jeu (Kévin)</text:p>
        </text:list-item>
        <text:list-item>
          <text:p text:style-name="P4">Adaptation des icônes en format .gif avec fond en transparence (Kévin)</text:p>
        </text:list-item>
        <text:list-item>
          <text:p text:style-name="P4">Première implémentation de la classe Player (Charles)</text:p>
        </text:list-item>
        <text:list-item>
          <text:p text:style-name="P4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3"/>
      <text:p text:style-name="P3">06/01/2016</text:p>
      <text:list text:style-name="L1">
        <text:list-item>
          <text:p text:style-name="P4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4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4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3"/>
      <text:p text:style-name="P3">07/01/2016</text:p>
      <text:list text:style-name="L1">
        <text:list-item>
          <text:p text:style-name="P4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4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4"><text:a xlink:type="simple" xlink:href="https://github.com/DamienCassou/lille-game-framework/pull/74">#74</text:a><text:s/>Séparation en 2 commit du commit initial (Aymeric)</text:p>
        </text:list-item>
        <text:list-item>
          <text:p text:style-name="P4"><text:a xlink:type="simple" xlink:href="https://github.com/DamienCassou/lille-game-framework/pull/72">#72</text:a><text:s/>Fusion de l'ensemble des commits (Jérémy, Aymeric)</text:p>
        </text:list-item>
        <text:list-item>
          <text:p text:style-name="P4">Corrections des pull request envoyés (Charles, Jérémy)</text:p>
        </text:list-item>
      </text:list>
      <text:p text:style-name="P3"/>
      <text:p text:style-name="P3">08/01/2016</text:p>
      <text:list text:style-name="L1">
        <text:list-item>
          <text:p text:style-name="P4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4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4">Correction du pull request envoyé (Jérémy)</text:p>
        </text:list-item>
      </text:list>
      <text:p text:style-name="P3"/>
      <text:p text:style-name="P3">09/01/2016</text:p>
      <text:list text:style-name="L1">
        <text:list-item>
          <text:p text:style-name="P4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3"/>
      <text:p text:style-name="P3">10/01/2016</text:p>
      <text:list text:style-name="L1">
        <text:list-item>
          <text:p text:style-name="P4">Création et écriture de tests dans notre jeu (Charles)</text:p>
        </text:list-item>
        <text:list-item>
          <text:p text:style-name="P4">Corrections des pull request envoyés (Charles)</text:p>
        </text:list-item>
        <text:list-item>
          <text:p text:style-name="P4">Création de la classe Box pour la représentation des boites pour notre jeu, fix de différents problèmes sur la classe Player (Kévin)</text:p>
        </text:list-item>
        <text:list-item>
          <text:p text:style-name="P4">Ajout génération aléatoire des boxes dans la classe Levels à chaque instance de Levels (Kévin)</text:p>
        </text:list-item>
        <text:list-item>
          <text:p text:style-name="P4">Recherche sprite pour l’herbe dans notre jeu + Création de la classe Grass (Kévin)</text:p>
        </text:list-item>
        <text:list-item>
          <text:p text:style-name="P4"><text:a xlink:type="simple" xlink:href="https://github.com/DamienCassou/lille-game-framework/pull/83">#83</text:a><text:s/>Ajout du test mettant en évidence le bug (Aymeric)</text:p>
        </text:list-item>
      </text:list>
      <text:p text:style-name="P3"/>
      <text:p text:style-name="P3">11/01/2016</text:p>
      <text:list text:style-name="L1">
        <text:list-item>
          <text:p text:style-name="P4">Création d’une classe Bomb et de ses tests (Charles)</text:p>
        </text:list-item>
        <text:list-item>
          <text:p text:style-name="P4">Ajout et correction de fonctions dans les classes Player, Levels, Grass et Box ainsi que leurs tests (Charles)</text:p>
        </text:list-item>
        <text:list-item>
          <text:p text:style-name="P4">Changement de l’arborescence du projet (Aymeric)</text:p>
        </text:list-item>
        <text:list-item>
          <text:p text:style-name="P4">Etude des classes bombe et grass pour améliorations futures (puissance des bombes, background image pour grass) (Jérémy)</text:p>
        </text:list-item>
      </text:list>
      <text:p text:style-name="P3"/>
      <text:p text:style-name="P3">12/01/2016</text:p>
      <text:list text:style-name="L1">
        <text:list-item>
          <text:p text:style-name="P4">Correction des tests qui ne passait pas (Exception : NullPointerException) pour la classe Bomb (Kévin)</text:p>
        </text:list-item>
        <text:list-item>
          <text:p text:style-name="P4"><text:a xlink:type="simple" xlink:href="https://github.com/DamienCassou/lille-game-framework/pull/74">#74</text:a><text:s/>Résolution des conflits (Aymeric)</text:p>
        </text:list-item>
      </text:list>
      <text:p text:style-name="P3"/>
      <text:p text:style-name="P3">13/01/2016</text:p>
      <text:list text:style-name="L1">
        <text:list-item>
          <text:p text:style-name="P4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4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4">Recherche autre sprite flamme pour la classe BombExplosion (Kévin, Jeremy, Pierre)</text:p>
        </text:list-item>
        <text:list-item>
          <text:p text:style-name="P4">Création de la classe BombExplosion et de sa classe de test (Kévin)</text:p>
        </text:list-item>
        <text:list-item>
          <text:p text:style-name="P4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4">Modification de la façon de gérer les bombes utilisables (=&gt; liste de bombes , ajout d'une nouvelle bombe dans la liste quand une bombe explose) (Jérémy)</text:p>
        </text:list-item>
        <text:list-item>
          <text:p text:style-name="P4"><text:a xlink:type="simple" xlink:href="https://github.com/DamienCassou/lille-game-framework/pull/89">#89</text:a><text:s/>Suppression d'un constructeur obsolète (Aymeric, Charles)</text:p>
        </text:list-item>
        <text:list-item>
          <text:p text:style-name="P4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4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4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4">Importation du Framework manuellement dans Eclipse, importation du dossier ressources pour avoir les images et le son. (Kévin, Aymeric)</text:p>
        </text:list-item>
        <text:list-item>
          <text:p text:style-name="P4">Recherche du son principal du jeu (Pierre, Kévin)</text:p>
        </text:list-item>
        <text:list-item>
          <text:p text:style-name="P4">Mise en place du son du jeu dans le Main (Kévin)</text:p>
        </text:list-item>
        <text:list-item>
          <text:p text:style-name="P4">Réorganisation du Main avec création de différentes méthodes pour gérer le son (Kévin)</text:p>
        </text:list-item>
        <text:list-item>
          <text:p text:style-name="P4">Ajout des URLs pour les images dans chaque entités (Kévin)</text:p>
        </text:list-item>
        <text:list-item>
          <text:p text:style-name="P4">Modification de tous les tests pour les faire fonctionner (Kévin)</text:p>
        </text:list-item>
        <text:list-item>
          <text:p text:style-name="P4">Ajout important du GameUniverseViewPortDefaultModelImpl dans la méthode init de Level pour dessiner les images (échoué à cause de la méthode Background) (Kévin)</text:p>
        </text:list-item>
        <text:list-item>
          <text:p text:style-name="P4">Ajout classe BombermanUniverseViewPort qui implémente GameUniverseViewPortDefaultModelImpl pour Override la méthode Background. (Kévin)</text:p>
        </text:list-item>
        <text:list-item>
          <text:p text:style-name="P4">Ajout fichier Background au format PNG et redimensionnement des entités en 32*32 (Kévin)</text:p>
        </text:list-item>
        <text:list-item>
          <text:p text:style-name="P4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4">Réorganisation du projet avec Maven (Aymeric)</text:p>
        </text:list-item>
        <text:list-item>
          <text:p text:style-name="P4">Création de la classe NoMovableEntity pour mieux gérer l'héritage et éviter la duplication de code (Aymeric)</text:p>
        </text:list-item>
        <text:list-item>
          <text:p text:style-name="P4">Modification des tests et de l'héritage des tests dans le package entity (Aymeric)</text:p>
        </text:list-item>
      </text:list>
      <text:p text:style-name="P3"/>
      <text:p text:style-name="P3">17/01/2016</text:p>
      <text:list text:style-name="L1">
        <text:list-item>
          <text:p text:style-name="P4">Création de la méthode pour déposer une bombe à l’aide d’un Point en paramètre. (Charles)</text:p>
        </text:list-item>
        <text:list-item>
          <text:p text:style-name="P4">Creation de la méthode pour enlever une Box après une explosion dans la classe Levels.java (Charles)</text:p>
        </text:list-item>
        <text:list-item>
          <text:p text:style-name="P4">Création de la méthode setAlive qui définit le booléen isAlive a false quand le player se sera fait touché par une bombe. Ce booléen est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4">Modification de la méthode dropBomb dans la classe Player (Kévin)</text:p>
        </text:list-item>
        <text:list-item>
          <text:p text:style-name="P4">Mise en place MoveStrategyKeyboard, ensuite modifier par Aymeric (Kévin, Aymeric)</text:p>
        </text:list-item>
        <text:list-item>
          <text:p text:style-name="P4">Mise en place du sprite du player (Kévin)</text:p>
        </text:list-item>
        <text:list-item>
          <text:p text:style-name="P4">Création d’une méthode pour disposer les murs sur l’intérieur de la carte (Kevin)</text:p>
        </text:list-item>
        <text:list-item>
          <text:p text:style-name="P4">Factorisation de la méthode de disposition des murs sur l’intérieur de la carte (Charles)</text:p>
        </text:list-item>
        <text:list-item>
          <text:p text:style-name="P4">Création de méthodes de tests pour la classe Player (Charles)</text:p>
        </text:list-item>
        <text:list-item>
          <text:p text:style-name="P4">Mise en place du déplacement et changement de sprite à chaque pas (Kévin)</text:p>
        </text:list-item>
        <text:list-item>
          <text:p text:style-name="P4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4">Suppression de la méthode changeSpriteDirection (équivalente a one StepAddedBehaviour) et ajout de la méthode getSpriteManager dans la classe Player.java (Charles) </text:p>
        </text:list-item>
        <text:list-item>
          <text:p text:style-name="P4">Création et écriture des tests de la classe BombermanUniverseViewPort.java (Charles)</text:p>
        </text:list-item>
        <text:list-item>
          <text:p text:style-name="P4">Ajout du Framework avec Maven (Aymeric)</text:p>
        </text:list-item>
      </text:list>
      <text:p text:style-name="P3"/>
      <text:p text:style-name="P3">19/01/2016</text:p>
      <text:list text:style-name="L1">
        <text:list-item>
          <text:p text:style-name="P4">Ajout d’une interface bonus ainsi que de 2 bonus pour les bombes du jeu. (Jérémy)</text:p>
        </text:list-item>
        <text:list-item>
          <text:p text:style-name="P4">Avancement de la classe SpawnBox pour disposer des caisses sur le plateau de jeu (Kevin)</text:p>
        </text:list-item>
        <text:list-item>
          <text:p text:style-name="P4">Ajout des getters et setters dans la classe et de la méthode addBomb ainsi que leurs tests dans la classe Player.java (Charles)</text:p>
        </text:list-item>
        <text:list-item>
          <text:p text:style-name="P4">Ajout des tests pour les classes de bonus ExtraBombsBonus et RadiusBonus (Charles)</text:p>
        </text:list-item>
        <text:list-item>
          <text:p text:style-name="P4">Correction de tests existants et suppression d’import inutiles (Charles)</text:p>
        </text:list-item>
        <text:list-item>
          <text:p text:style-name="P4">Tentative de rassemblement des classes Bomb et BombExplosion (Jérémy)</text:p>
        </text:list-item>
      </text:list>
      <text:p text:style-name="P3"/>
      <text:p text:style-name="P3">20/01/2016</text:p>
      <text:list text:style-name="L1">
        <text:list-item>
          <text:p text:style-name="P4">Suppression de la classe SpeedBonus et SpeedBonusTest, nous avons jugé que c’était trop compliqué à mettre en oeuvre via le Framework (Aymeric, Kévin, Charles)</text:p>
        </text:list-item>
        <text:list-item>
          <text:p text:style-name="P4">Correction des méthodes de test dans PlayerTest et ajout du méthode getBombsAvailable dans les tests (Charles)</text:p>
        </text:list-item>
        <text:list-item>
          <text:p text:style-name="P4">Suppression de la méthode bombIsExploded et du booléen exploded qui nous sont inutiles. (Charles)</text:p>
        </text:list-item>
        <text:list-item>
          <text:p text:style-name="P4">Correction des bugs lors de la génération des boxs, tout est opérationnel (Kévin)</text:p>
        </text:list-item>
        <text:list-item>
          <text:p text:style-name="P4">Factorisation de la classe Level, suppression d’attributs inutiles (Aymeric)</text:p>
        </text:list-item>
        <text:list-item>
          <text:p text:style-name="P4">Mise en place de la méthode dropBomb, suivant une autre stratégie (Aymeric)</text:p>
        </text:list-item>
        <text:list-item>
          <text:p text:style-name="P4">Correction de l’entité bombe en « No Blocker » sinon le personnage ne peut plus bouger (Aymeric)</text:p>
        </text:list-item>
        <text:list-item>
          <text:p text:style-name="P4">Modification de la classe Player pour gérer le nombre de bombes que le joueur est autorisé à poser (Aymeric, Jérémy)</text:p>
        </text:list-item>
        <text:list-item>
          <text:p text:style-name="P4">Suppression méthode inutile dropBomb dans la classe bomb (Jérémy)</text:p>
        </text:list-item>
        <text:list-item>
          <text:p text:style-name="P4">Ajout d'images de flammes en 32x32 pour l'explosion des bombes (Jeremy, Kévin)</text:p>
        </text:list-item>
        <text:list-item>
          <text:p text:style-name="P4"><text:a xlink:type="simple" xlink:href="https://github.com/DamienCassou/lille-game-framework/pull/112">#112</text:a><text:s/>Discussion pour défendre le PR face au PR <text:a xlink:type="simple" xlink:href="https://github.com/DamienCassou/lille-game-framework/pull/114#">#114</text:a><text:s/>(Aymeric)</text:p>
        </text:list-item>
      </text:list>
      <text:p text:style-name="P3"/>
      <text:p text:style-name="P3">21/01/2016</text:p>
      <text:list text:style-name="L1">
        <text:list-item>
          <text:p text:style-name="P4">Création de la classe bombTimer, voir lequel choisir avec celui d’Aymeric (Pierre, Jérémy)</text:p>
        </text:list-item>
        <text:list-item>
          <text:p text:style-name="P4">Correction de petites erreurs dans la classe Player (méthode getKeyboard, declarations d’attributs et suppression « d’import » inutilisés) (Charles)</text:p>
        </text:list-item>
        <text:list-item>
          <text:p text:style-name="P4">Renommage BombExplosion en Flame et premiers tests d’affichage des flammes (Pierre, Jérémy, Aymeric)</text:p>
        </text:list-item>
        <text:list-item>
          <text:p text:style-name="P4">Création méthodes pour créer le bon nombre de flammes dans toutes les directions (Pierre, Jérémy)</text:p>
        </text:list-item>
        <text:list-item>
          <text:p text:style-name="P4">Affichage du sprite de la méthode kill (Pierre)</text:p>
        </text:list-item>
        <text:list-item>
          <text:p text:style-name="P4">Ajout d’un getter et setter pour modifier et accéder au nombre de bombes disponibles. (Charles)</text:p>
        </text:list-item>
        <text:list-item>
          <text:p text:style-name="P4">Écriture des tests pour les methodes getBoundingBox, getKeyboard, dropBomb, addBomb, getAuthorizedBombs et setAuthorizedBombs de la classe Player.java (Charles)</text:p>
        </text:list-item>
        <text:list-item>
          <text:p text:style-name="P4">Écriture des tests pour la classe abstraite Bonus.java. (Charles)</text:p>
        </text:list-item>
        <text:list-item>
          <text:p text:style-name="P4">Ajout des getters dans la classe Level.java ainsi que l’écriture des tests de createPlayer (Exception inclus) et init (Charles)</text:p>
        </text:list-item>
        <text:list-item>
          <text:p text:style-name="P4">Refactoring de la classe de test NoMovableEntityTest.java avec un @Before et écriture de la méthode de test pour getPosition. (Charles)</text:p>
        </text:list-item>
        <text:list-item>
          <text:p text:style-name="P4">Recherche de modification sur le Framework (instanceOf dans la classe GameUniverseDefault) (Jérémy)</text:p>
        </text:list-item>
        <text:list-item>
          <text:p text:style-name="P4"><text:a xlink:type="simple" xlink:href="https://github.com/DamienCassou/lille-game-framework/pull/112">#112</text:a><text:s/>Constatation des qualités et des défauts du PR <text:a xlink:type="simple" xlink:href="https://github.com/DamienCassou/lille-game-framework/pull/114#">#114</text:a><text:s/>(Pierre, Aymeric)</text:p>
        </text:list-item>
      </text:list>
      <text:p text:style-name="P3"/>
      <text:p text:style-name="P3">22/01/2016</text:p>
      <text:list text:style-name="L1">
        <text:list-item>
          <text:p text:style-name="P4">Suppression des fichiers inutiles et de tests. (Kévin, Charles)</text:p>
        </text:list-item>
        <text:list-item>
          <text:p text:style-name="P4">Disparition de la bombe une fois qu'elle explose + ajout d'une nouvelle bombe disponible (Pierre, Jérémy)</text:p>
        </text:list-item>
        <text:list-item>
          <text:p text:style-name="P4">Suppression des flammes après le temps de l'explosion(Pierre, Jeremy)</text:p>
        </text:list-item>
        <text:list-item>
          <text:p text:style-name="P4">Ajouts de commentaires (Kévin, Charles)</text:p>
        </text:list-item>
        <text:list-item>
          <text:p text:style-name="P4">Correction de tests et de petits bugs.(Charles, Kévin)</text:p>
        </text:list-item>
        <text:list-item>
          <text:p text:style-name="P4">Toutes les entités s'ajoutent elles-mêmes dans le Universe avec la méthode addGameEntity (Aymeric)</text:p>
        </text:list-item>
        <text:list-item>
          <text:p text:style-name="P4">Tuer un joueur avec une Flame (Aymeric)</text:p>
        </text:list-item>
        <text:list-item>
          <text:p text:style-name="P4">Supprimer la stratégie quand le joueur est tué (Aymeric)</text:p>
        </text:list-item>
        <text:list-item>
          <text:p text:style-name="P4">Destruction de la boite avec une Flame (Jérémy, Aymeric)</text:p>
        </text:list-item>
        <text:list-item>
          <text:p text:style-name="P4">Création d'une stratégie pour le bomberman</text:p>
        </text:list-item>
        <text:list-item>
          <text:p text:style-name="P4">Ajout des méthodes de tests createOverlapRulesApplierTest dans BombermanConfiguration.java et getBoundingBoxes dans Flame.java.(Charles)</text:p>
        </text:list-item>
        <text:list-item>
          <text:p text:style-name="P4">Factorisation de la classe Box, Entity, Player, TestEntity et du format (Aymeric)</text:p>
        </text:list-item>
        <text:list-item>
          <text:p text:style-name="P4"><text:a xlink:type="simple" xlink:href="https://github.com/DamienCassou/lille-game-framework/pull/114#">#114</text:a><text:s/>Travail collaboratif avec la Team2 pour perfectionner le PR (Aymeric)</text:p>
        </text:list-item>
      </text:list>
      <text:p text:style-name="P3"/>
      <text:p text:style-name="P3">23/01/2016</text:p>
      <text:list text:style-name="L1">
        <text:list-item>
          <text:p text:style-name="P4">Changement dans la configuration des Entity tests et suppression de méthodes inutiles. (Aymeric)</text:p>
        </text:list-item>
        <text:list-item>
          <text:p text:style-name="P4">Ajout de test pour la vitesse (Aymeric)</text:p>
        </text:list-item>
        <text:list-item>
          <text:p text:style-name="P4">Création et ajout des bonus dans le jeu (BombRadiusBonus et BombBonus) (Aymeric, Jérémy)</text:p>
        </text:list-item>
        <text:list-item>
          <text:p text:style-name="P4">Ajout et retouche de l’image pour les Bonus. (Aymeric, Charles)</text:p>
        </text:list-item>
        <text:list-item>
          <text:p text:style-name="P4">Changement dans les commentaires. (Charles)</text:p>
        </text:list-item>
        <text:list-item>
          <text:p text:style-name="P4">Suppression d’import inutiles et d’attribut inutiles. (Charles)</text:p>
        </text:list-item>
        <text:list-item>
          <text:p text:style-name="P4">Ajout de la méthode de test increaseBombRadiusTest dans PlayerTest.java, ajout de la méthode de test de effect dans BombBonusTest puis creation et test de la méthode BombRadiusBonusTest (Charles)</text:p>
        </text:list-item>
        <text:list-item>
          <text:p text:style-name="P4">Ajout de 2 getters dans la classe Player.java (Charles)</text:p>
        </text:list-item>
        <text:list-item>
          <text:p text:style-name="P4">Tentative de factorisation en passant Bonus en interface mais problème avec overlapRule =&gt; Bonus reste une classe abstraite (Aymeric, Jérémy)</text:p>
        </text:list-item>
        <text:list-item>
          <text:p text:style-name="P4">Création de méthodes pour bloquer les flammes après avoir cassé une caisse et aux murs : ne fonctionne pas (Jérémy)</text:p>
        </text:list-item>
        <text:list-item>
          <text:p text:style-name="P4">Ajout de plusieurs Level (Aymeric)</text:p>
        </text:list-item>
        <text:list-item>
          <text:p text:style-name="P4"><text:a xlink:type="simple" xlink:href="https://github.com/DamienCassou/lille-game-framework/pull/121">#121</text:a><text:s/>Ajout de plusieurs de méthodes de suppressions de entités dans GameUniverse (Aymeric)</text:p>
        </text:list-item>
        <text:list-item>
          <text:p text:style-name="P4"><text:a xlink:type="simple" xlink:href="https://github.com/DamienCassou/lille-game-framework/pull/122">#122</text:a><text:s/>Ajout de la méthode end dans l'interface GameLevel (Aymeric)</text:p>
        </text:list-item>
      </text:list>
      <text:p text:style-name="P3"/>
      <text:p text:style-name="P3">24/01/2016</text:p>
      <text:list text:style-name="L1">
        <text:list-item>
          <text:p text:style-name="P4">Ajout d'un bonus qui tue le joueur le ramassant (Jérémy)</text:p>
        </text:list-item>
        <text:list-item>
          <text:p text:style-name="P4">Ajout de la Javadoc pour tous les bonus (Jérémy)</text:p>
        </text:list-item>
        <text:list-item>
          <text:p text:style-name="P4">Création de tests pour le nouveau bonus (Jérémy)</text:p>
        </text:list-item>
        <text:list-item>
          <text:p text:style-name="P4">Corrections des Tests suite au changement d’arborescence (Charles)</text:p>
        </text:list-item>
        <text:list-item>
          <text:p text:style-name="P4">Tentative de fixation de bug sur la pauses de plusieurs bombes en même temps (Équipe)</text:p>
        </text:list-item>
        <text:list-item>
          <text:p text:style-name="P4">Réorganisation complètes des flammes en différentes classes (Aymeric)</text:p>
        </text:list-item>
        <text:list-item>
          <text:p text:style-name="P4">Blocage des Flame sur les Box (Aymeric)</text:p>
        </text:list-item>
        <text:list-item>
          <text:p text:style-name="P4">Déclenchement de la fin du Level par le Player (Aymeric)</text:p>
        </text:list-item>
        <text:list-item>
          <text:p text:style-name="P4">Réorganisation de l'héritage des classes du packages entity (Aymeric)</text:p>
        </text:list-item>
        <text:list-item>
          <text:p text:style-name="P4">Ajout de variables static pour les entiers importants (Aymeric)</text:p>
        </text:list-item>
        <text:list-item>
          <text:p text:style-name="P4">Ajout d'un verrou sur la variable authorizedBomb : échec (Aymeric)</text:p>
        </text:list-item>
        <text:list-item>
          <text:p text:style-name="P4"><text:a xlink:type="simple" xlink:href="https://github.com/DamienCassou/lille-game-framework/pull/121">#121</text:a><text:s/>Ajout des tests relatifs aux méthodes ajoutées (Aymeric)</text:p>
        </text:list-item>
        <text:list-item>
          <text:p text:style-name="P4"><text:a xlink:type="simple" xlink:href="https://github.com/DamienCassou/lille-game-framework/pull/122">#122</text:a><text:s/>Ajout d'un @Override manquant dans la sous-classe (Aymeric)</text:p>
        </text:list-item>
        <text:list-item>
          <text:p text:style-name="P4"><text:a xlink:type="simple" xlink:href="https://github.com/DamienCassou/lille-game-framework/pull/124">#124</text:a><text:s/>Ajout de tous les @Override manquants dans le Framework (Aymeric)</text:p>
        </text:list-item>
      </text:list>
      <text:p text:style-name="P3"/>
      <text:p text:style-name="P3">25/01/2016</text:p>
      <text:list text:style-name="L1">
        <text:list-item>
          <text:p text:style-name="P4">Création de l’UML de notre jeu via GenMyModel (Équipe)</text:p>
        </text:list-item>
        <text:list-item>
          <text:p text:style-name="P4">Factorisation des Walls dans Universe.java (Aymeric)</text:p>
        </text:list-item>
        <text:list-item>
          <text:p text:style-name="P4">Création de Mocks et mise a jour des tests d’Entity (Aymeric)</text:p>
        </text:list-item>
        <text:list-item>
          <text:p text:style-name="P4">Changement de variables (passage en final) et de package (Aymeric)</text:p>
        </text:list-item>
        <text:list-item>
          <text:p text:style-name="P4">Test de l’exception dans la fonction killed et de la méthode isAlive de la classe Player.java (Charles)</text:p>
        </text:list-item>
        <text:list-item>
          <text:p text:style-name="P4">Création des tests pour la classe BombermanRulesApplier.java (Charles)</text:p>
        </text:list-item>
        <text:list-item>
          <text:p text:style-name="P4">Ajout de commentaires pour tous les constructeurs et les méthodes restantes et suppression d’import superflus (Charles)</text:p>
        </text:list-item>
        <text:list-item>
          <text:p text:style-name="P4"><text:a xlink:type="simple" xlink:href="https://github.com/DamienCassou/lille-game-framework/pull/121">#121</text:a><text:s/>Ajout des synchronized manquants (Aymeric)</text:p>
        </text:list-item>
      </text:list>
      <text:p text:style-name="P3"/>
      <text:p text:style-name="P3">26/01/2016</text:p>
      <text:list text:style-name="L1">
        <text:list-item>
          <text:p text:style-name="P4">Suppression des règles overlapRule pour flame et bomb car inutiles. Ainsi que overlapRule pour box et centerFlame, également inutile (Jérémy)</text:p>
        </text:list-item>
        <text:list-item>
          <text:p text:style-name="P4">Correction de la javadoc pour tout le package game (Jérémy)</text:p>
        </text:list-item>
        <text:list-item>
          <text:p text:style-name="P4">Suppression du paramètre nbLife qui était toujours appelé avec 1 pour le constructeur de la configuration du jeu et ajout de ce 1 dans le super du constructeur (Jérémy)</text:p>
        </text:list-item>
        <text:list-item>
          <text:p text:style-name="P4">Correction de la javadoc pour la classe Player (Jérémy)</text:p>
        </text:list-item>
      </text:list>
      <text:p text:style-name="P3"/>
      <text:p text:style-name="P3">28/01/2016</text:p>
      <text:list text:style-name="L1">
        <text:list-item>
          <text:p text:style-name="P4">Correction bug d’affichage de la flamme centrale lors de l’explosion de la bombe (Kévin, Charles, Aymeric)</text:p>
        </text:list-item>
        <text:list-item>
          <text:p text:style-name="P4">Ajout d’une méthode de test pour la fonction end de la classe BombermanLevel (Kévin, Charles)</text:p>
        </text:list-item>
        <text:list-item>
          <text:p text:style-name="P4">Changement du constructeur de la classe Player, ajout d’un url pour mettre différents sprite au différents player (Kévin)</text:p>
        </text:list-item>
        <text:list-item>
          <text:p text:style-name="P4">Correction des tests suite a un changement de constructeur de la classe Player (Charles)</text:p>
        </text:list-item>
        <text:list-item>
          <text:p text:style-name="P4">Ajout des dernières méthodes de tests pour la classe BombermanRulesApplier.java (Charles)</text:p>
        </text:list-item>
        <text:list-item>
          <text:p text:style-name="P4">Tentative d'amélioration du pom.xml (Aymeric)</text:p>
        </text:list-item>
      </text:list>
      <text:p text:style-name="P3"/>
      <text:p text:style-name="P3">29/01/2016</text:p>
      <text:list text:style-name="L1">
        <text:list-item>
          <text:p text:style-name="P4">Ajout des sprites corrigés et de la possibilité d'avoir 4 joueurs (Kévin)</text:p>
        </text:list-item>
        <text:list-item>
          <text:p text:style-name="P4">Ré-ajout des méthodes supprimés précédemment dans BombermanRulesApplier.java (Pierre)</text:p>
        </text:list-item>
        <text:list-item>
          <text:p text:style-name="P4">Correction de la possibilité de poser des bombes infiniment (Jérémy, Aymeric)</text:p>
        </text:list-item>
        <text:list-item>
          <text:p text:style-name="P4">Correction des tests dans BombermanRulesApplierTest.java et création de la classe MockBox dans les tests et suppression des getters inutiles (Charles)</text:p>
        </text:list-item>
        <text:list-item>
          <text:p text:style-name="P4">Ajout du README sur Github (Kévin)</text:p>
        </text:list-item>
        <text:list-item>
          <text:p text:style-name="P5">Mise à jour vers Maven et ses problèmes corrigés (Aymeric)</text:p>
        </text:list-item>
        <text:list-item>
          <text:p text:style-name="P4">Amélioration des tests dans BombermanLevelTest (Charles)</text:p>
        </text:list-item>
        <text:list-item>
          <text:p text:style-name="P4">Suppression de BombermanUniverse (Aymeric)</text:p>
        </text:list-item>
        <text:list-item>
          <text:p text:style-name="P4">Ajout d'un message de type pop-up lors de la fin d'une partie pour indiquer le score (Aymeric, Jérémy)</text:p>
        </text:list-item>
        <text:list-item>
          <text:p text:style-name="P4">Fixation de bug en cas d'absence de carte son et refactoring de Sound (Aymeric)</text:p>
        </text:list-item>
        <text:list-item>
          <text:p text:style-name="P4">Déplacement de la création des Wall dans Level et supression de la classe BombermanUniverse (Aymeric)</text:p>
        </text:list-item>
      </text:list>
      <text:p text:style-name="P3"/>
      <text:p text:style-name="P3">30/01/2016</text:p>
      <text:list text:style-name="L1">
        <text:list-item>
          <text:p text:style-name="P4">Suppression de BombermanUniverseViewPort (Aymeric)</text:p>
        </text:list-item>
        <text:list-item>
          <text:p text:style-name="P4">Meilleur gestion du keyboard pour les joueurs (Aymeric)</text:p>
        </text:list-item>
        <text:list-item>
          <text:p text:style-name="P4">Mise à jour des tests (Aymeric)</text:p>
        </text:list-item>
        <text:list-item>
          <text:p text:style-name="P4">Ajout des @Override manquants (Aymeric)</text:p>
        </text:list-item>
      </text:list>
      <text:p text:style-name="P3"/>
      <text:p text:style-name="P3">31/01/2016</text:p>
      <text:list text:style-name="L1">
        <text:list-item>
          <text:p text:style-name="P4">Recherche d’une solution pour factoriser le code des classes MovableEntity et NoMovableEntity mais nous faisons face à un problème d’héritage (Aymeric, Jérémy, Charles)</text:p>
        </text:list-item>
        <text:list-item>
          <text:p text:style-name="P4">Remise en forme, création et correction de tous les commentaires dans le jeu (Charles, Jérémy)</text:p>
        </text:list-item>
        <text:list-item>
          <text:p text:style-name="P4">Mise à jour des tests de BombermanOverlapRulesApplierTest (Aymeric)</text:p>
        </text:list-item>
        <text:list-item>
          <text:p text:style-name="P4">Correction des exception (liés au Thread) durant les tests (Aymeric)</text:p>
        </text:list-item>
      </text:list>
      <text:p text:style-name="P3"/>
      <text:p text:style-name="P3">01/02/2016</text:p>
      <text:list text:style-name="L1">
        <text:list-item>
          <text:p text:style-name="P4">Mise à jour des tests de BombermanConfigurationTest (Aymeric)</text:p>
        </text:list-item>
        <text:list-item>
          <text:p text:style-name="P4">Renommage de NoMovableEntity en UnmovableEntity (Aymeric)</text:p>
        </text:list-item>
        <text:list-item>
          <text:p text:style-name="P4">Rédaction du README en anglais (Pierre)</text:p>
        </text:list-item>
        <text:list-item>
          <text:p text:style-name="P4">Suppression de la pop-up dans les tests (Aymeric)</text:p>
        </text:list-item>
        <text:list-item>
          <text:p text:style-name="P4">Création de variable static pour la couleur du Player (Aymeric)</text:p>
        </text:list-item>
        <text:list-item>
          <text:p text:style-name="P4">Amélioration, correction et mise à jour de l'UML (Aymeric)</text:p>
        </text:list-item>
        <text:list-item>
          <text:p text:style-name="P4">Intégration de la modification de la branche « next » (Aymeric)</text:p>
        </text:list-item>
        <text:list-item>
          <text:p text:style-name="P4">Gestion de la mort de 2 Player en même temps (Aymeric)</text:p>
        </text:list-item>
        <text:list-item>
          <text:p text:style-name="P4">Calcul de la position d'une bombe sur une case (Aymeric)</text:p>
        </text:list-item>
      </text:list>
      <text:p text:style-name="P3"/>
      <text:p text:style-name="P3">02/02/2016</text:p>
      <text:list text:style-name="L1">
        <text:list-item>
          <text:p text:style-name="P4">Suppression de la méthode static dans Bomb (Aymeric)</text:p>
        </text:list-item>
        <text:list-item>
          <text:p text:style-name="P4">Fixation du bug du joueur mort qui marche toujours : zombie (Yann, Aymeric)</text:p>
        </text:list-item>
        <text:list-item>
          <text:p text:style-name="P4">Fixation de bug de la fin du niveau (Aymeric)</text:p>
        </text:list-item>
        <text:list-item>
          <text:p text:style-name="P4">Suppression de variables statiques dans Level (Aymeric)</text:p>
        </text:list-item>
        <text:list-item>
          <text:p text:style-name="P4">Mise à jour de l'UML (Aymeric)</text:p>
        </text:list-item>
        <text:list-item>
          <text:p text:style-name="P4">Nouvelles versions des plugins dans le « pom.xml » (Aymeric)</text:p>
        </text:list-item>
      </text:list>
      <text:p text:style-name="P6"/>
      <text:p text:style-name="P6">03/02/2016</text:p>
      <text:p text:style-name="P4"><text:tab/>•<text:tab/>Ajout de Javadoc. (Charles)</text:p>
      <text:p text:style-name="P4"><text:tab/>•<text:tab/>Suppression du fichier github_help (Charles)</text:p>
      <text:p text:style-name="P2"><text:span text:style-name="T1">Contributions</text:span></text:p>
      <text:p text:style-name="P3"/>
      <text:p text:style-name="P2"><text:span text:style-name="T1">Apprentissages</text:span></text:p>
      <text:p text:style-name="P3">04/01/2016</text:p>
      <text:list text:style-name="L1">
        <text:list-item>
          <text:p text:style-name="P4">Utilisation de GitHub pour la mise à jour du travail, l’envoie de pull requests…</text:p>
        </text:list-item>
        <text:list-item>
          <text:p text:style-name="P4">Installation proxy pour Maven, et utilisation de ce dernier</text:p>
        </text:list-item>
      </text:list>
      <text:p text:style-name="P3"/>
      <text:p text:style-name="P3">06/01/2016</text:p>
      <text:list text:style-name="L1">
        <text:list-item>
          <text:p text:style-name="P4">Envoyer un commit sur une pull request déjà existante</text:p>
        </text:list-item>
      </text:list>
      <text:p text:style-name="P3"/>
      <text:p text:style-name="P3">07/01/2016</text:p>
      <text:list text:style-name="L1">
        <text:list-item>
          <text:p text:style-name="P4">Fusionner 2 (ou plusieurs) commits</text:p>
        </text:list-item>
        <text:list-item>
          <text:p text:style-name="P4">Séparer un commit en 2 (ou plusieurs) commits</text:p>
        </text:list-item>
        <text:list-item>
          <text:p text:style-name="P4">Supprimer un commit</text:p>
        </text:list-item>
      </text:list>
      <text:p text:style-name="P3"/>
      <text:p text:style-name="P3">08/01/2016</text:p>
      <text:list text:style-name="L1">
        <text:list-item>
          <text:p text:style-name="P4">Retirer un commit d'une branche pour le déposer sur une autre</text:p>
        </text:list-item>
        <text:list-item>
          <text:p text:style-name="P4">Mettre a jour son Fork à partir de la branche master</text:p>
        </text:list-item>
      </text:list>
      <text:p text:style-name="P3"/>
      <text:p text:style-name="P3">11/01/2016</text:p>
      <text:list text:style-name="L1">
        <text:list-item>
          <text:p text:style-name="P4">Proposer une modification de notre projet de jeu par la création d’une nouvelle branche</text:p>
        </text:list-item>
      </text:list>
      <text:p text:style-name="P2"><text:span text:style-name="T1">Pull Requests</text:span></text:p>
      <text:p text:style-name="P3">04/01/2016</text:p>
      <text:list text:style-name="L1">
        <text:list-item>
          <text:p text:style-name="P4"><text:a xlink:type="simple" xlink:href="https://github.com/DamienCassou/lille-game-framework/pull/67">#67</text:a><text:s/>modifications of polygon creation (Accepté le 04/01/2016) </text:p>
        </text:list-item>
      </text:list>
      <text:p text:style-name="P3"/>
      <text:p text:style-name="P3">05/01/2016</text:p>
      <text:list text:style-name="L1">
        <text:list-item>
          <text:p text:style-name="P4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4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3"/>
      <text:p text:style-name="P3">06/01/2016</text:p>
      <text:list text:style-name="L1">
        <text:list-item>
          <text:p text:style-name="P4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4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3"/>
      <text:p text:style-name="P3">07/01/2016</text:p>
      <text:list text:style-name="L1">
        <text:list-item>
          <text:p text:style-name="P4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3"/>
      <text:p text:style-name="P3">08/01/2016</text:p>
      <text:list text:style-name="L1">
        <text:list-item>
          <text:p text:style-name="P4"><text:a xlink:type="simple" xlink:href="https://github.com/DamienCassou/lille-game-framework/pull/83">#83</text:a><text:s/>fix bug of MoveStrategyKeyboard8Dir (Accepté le 12/01/2016)</text:p>
        </text:list-item>
      </text:list>
      <text:p text:style-name="P3"/>
      <text:p text:style-name="P3">13/01/2016</text:p>
      <text:list text:style-name="L1">
        <text:list-item>
          <text:p text:style-name="P4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4"><text:a xlink:type="simple" xlink:href="https://github.com/DamienCassou/lille-game-framework/pull/89">#89</text:a><text:s/>Delete a deprecated constructor (Accepté le 15/01/2016)</text:p>
        </text:list-item>
        <text:list-item>
          <text:p text:style-name="P4"><text:a xlink:type="simple" xlink:href="https://github.com/DamienCassou/lille-game-framework/pull/103">#103</text:a><text:s/>Adding test in Overlap.java and factorize the code with an @Before (Refusé le 20/01/2016)</text:p>
        </text:list-item>
        <text:list-item>
          <text:p text:style-name="P4"><text:a xlink:type="simple" xlink:href="https://github.com/DamienCassou/lille-game-framework/pull/105">#105</text:a><text:s/>Adding a missing @Test in the function goodspeed in class MoveStrategyStraightLineTest (Accepté le 20/01/2016)</text:p>
        </text:list-item>
        <text:list-item>
          <text:p text:style-name="P4"><text:a xlink:type="simple" xlink:href="https://github.com/DamienCassou/lille-game-framework/pull/107">#107</text:a><text:s/>Adding test in class MoveStrategyRandomTest.java to catch an exception (Accepté le 20/01/2016)</text:p>
        </text:list-item>
      </text:list>
      <text:p text:style-name="P3"/>
      <text:p text:style-name="P3">18/01/2016</text:p>
      <text:list text:style-name="L1">
        <text:list-item>
          <text:p text:style-name="P4"><text:a xlink:type="simple" xlink:href="https://github.com/DamienCassou/lille-game-framework/pull/112">#112</text:a><text:s text:c="2"/>possibility to change the keys (Refusé le 22/01/2016)</text:p>
        </text:list-item>
      </text:list>
      <text:p text:style-name="P3"/>
      <text:p text:style-name="P3">23/01/2016</text:p>
      <text:list text:style-name="L1">
        <text:list-item>
          <text:p text:style-name="P4"><text:a xlink:type="simple" xlink:href="https://github.com/DamienCassou/lille-game-framework/pull/121">#121</text:a><text:s/>remove entities in Universe (Accepté le 25/01/2016)</text:p>
        </text:list-item>
        <text:list-item>
          <text:p text:style-name="P4"><text:a xlink:type="simple" xlink:href="https://github.com/DamienCassou/lille-game-framework/pull/122">#122</text:a><text:s/>end in GameLevel interface (Accepté le 24/01/2016)</text:p>
        </text:list-item>
      </text:list>
      <text:p text:style-name="P3"/>
      <text:p text:style-name="P3">24/01/2016</text:p>
      <text:list text:style-name="L1">
        <text:list-item>
          <text:p text:style-name="P4"><text:a xlink:type="simple" xlink:href="https://github.com/DamienCassou/lille-game-framework/pull/124">#124</text:a><text:s/>add missing @Override (Accepté le 25/01/2016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